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Pictures/2000000700007794000015D06A07AB3C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fo:font-size="11pt" fo:language="en" fo:country="US" fo:font-weight="bold" fo:background-color="transparent" style:font-size-asian="11pt" style:font-weight-asian="bold" style:font-size-complex="11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4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25" style:family="paragraph" style:parent-style-name="Standard_20__28_WW_29_">
      <style:paragraph-properties fo:text-align="center" style:justify-single-word="false"/>
      <style:text-properties fo:font-size="11pt" fo:language="en" fo:country="US" fo:font-weight="bold" fo:background-color="transparent" style:font-size-asian="11pt" style:font-weight-asian="bold" style:font-name-complex="Arial2" style:font-size-complex="11pt"/>
    </style:style>
    <style:style style:name="P26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27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2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9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3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3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33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4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Arial"/>
    </style:style>
    <style:style style:name="T8" style:family="text">
      <style:text-properties style:text-position="super 58%"/>
    </style:style>
    <style:style style:name="T9" style:family="text">
      <style:text-properties style:text-position="super 58%" fo:language="en" fo:country="US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style:text-position="super 58%" fo:font-style="normal" style:font-style-asian="normal" style:font-style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style:font-name-complex="Arial"/>
    </style:style>
    <style:style style:name="T14" style:family="text">
      <style:text-properties style:font-name-complex="Arial"/>
    </style:style>
    <style:style style:name="T15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6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17" style:family="text">
      <style:text-properties fo:font-size="10pt" fo:language="en" fo:country="US" fo:background-color="transparent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9" style:family="text">
      <style:text-properties fo:font-size="10pt" fo:background-color="transparent" style:font-name-asian="Arial" style:font-size-asian="10pt" style:font-size-complex="10pt"/>
    </style:style>
    <style:style style:name="T20" style:family="text">
      <style:text-properties fo:font-size="11pt" fo:language="en" fo:country="US" fo:font-weight="bold" style:font-size-asian="11pt" style:font-weight-asian="bold" style:font-size-complex="11pt"/>
    </style:style>
    <style:style style:name="T21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22" style:family="text">
      <style:text-properties style:text-position="0% 100%"/>
    </style:style>
    <style:style style:name="T23" style:family="text">
      <style:text-properties style:text-position="0% 100%" fo:language="en" fo:country="US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fo:color="#000000" style:font-name="Arial1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9">Date of calibration:</text:p>
          </table:table-cell>
          <table:table-cell table:style-name="Таблица3.A1" office:value-type="string">
            <text:p text:style-name="P30">$date</text:p>
          </table:table-cell>
        </table:table-row>
        <table:table-row>
          <table:table-cell table:style-name="Таблица3.A1" office:value-type="string">
            <text:p text:style-name="P29">Type:</text:p>
          </table:table-cell>
          <table:table-cell table:style-name="Таблица3.A1" office:value-type="string">
            <text:p text:style-name="P10">X-ray and gamma radiation dosimeter $type</text:p>
          </table:table-cell>
        </table:table-row>
        <table:table-row>
          <table:table-cell table:style-name="Таблица3.A1" office:value-type="string">
            <text:p text:style-name="P3"><text:span text:style-name="T6">S</text:span>/<text:span text:style-name="T6">N</text:span>:</text:p>
          </table:table-cell>
          <table:table-cell table:style-name="Таблица3.A1" office:value-type="string">
            <text:p text:style-name="P4">$allSerial</text:p>
          </table:table-cell>
        </table:table-row>
        <table:table-row>
          <table:table-cell table:style-name="Таблица3.A1" office:value-type="string">
            <text:p text:style-name="P5">Measurement limits:</text:p>
          </table:table-cell>
          <table:table-cell table:style-name="Таблица3.A1" office:value-type="string">
            <text:p text:style-name="P4"><text:span text:style-name="T24">Ḣ</text:span><text:span text:style-name="T10">*</text:span><text:span text:style-name="T8"> </text:span><text:span text:style-name="T22">(10)</text:span>: 50 nSv/h – 10 Sv/h </text:p>
          </table:table-cell>
        </table:table-row>
        <table:table-row>
          <table:table-cell table:style-name="Таблица3.A1" office:value-type="string">
            <text:p text:style-name="P5">Measurement error:</text:p>
          </table:table-cell>
          <table:table-cell table:style-name="Таблица3.A1" office:value-type="string">
            <text:p text:style-name="P19">±15%</text:p>
          </table:table-cell>
        </table:table-row>
      </table:table>
      <text:p text:style-name="P6">Operating conditions:</text:p>
      <text:p text:style-name="P31"><text:span text:style-name="T13">- </text:span><text:span text:style-name="T7">Air temperature<text:tab/></text:span><text:span text:style-name="T14"><text:tab/><text:tab/><text:tab/>+</text:span><text:span text:style-name="T7">$temp</text:span><text:span text:style-name="T14"> °</text:span><text:span text:style-name="T7">C</text:span></text:p>
      <text:p text:style-name="P31"><text:span text:style-name="T13">- </text:span><text:span text:style-name="T7">Atmospheric pressure<text:tab/><text:tab/><text:tab/>$preasure kPa</text:span></text:p>
      <text:p text:style-name="P31"><text:span text:style-name="T13">- </text:span><text:span text:style-name="T7">Relative humidity<text:tab/><text:tab/><text:tab/>$vlag %</text:span></text:p>
      <text:p text:style-name="P32"><text:span text:style-name="T12">- </text:span>Gamma radiation background<text:tab/><text:tab/>$bground nSv/h</text:p>
      <text:p text:style-name="P14"><text:span text:style-name="Знак_20_примечания"><text:span text:style-name="T16"/></text:span></text:p>
      <text:p text:style-name="P14"><text:span text:style-name="Знак_20_примечания"><text:span text:style-name="T15">Calibration means</text:span></text:span><text:span text:style-name="Знак_20_примечания"><text:span text:style-name="T18">:</text:span></text:span><text:span text:style-name="Знак_20_примечания"><text:span text:style-name="T19"> </text:span></text:span></text:p>
      <text:p text:style-name="P28"><text:span text:style-name="Знак_20_примечания"><text:span text:style-name="T17">- <text:s/>$eng_facility_110$;</text:span></text:span></text:p>
      <text:p text:style-name="P28"><text:span text:style-name="Знак_20_примечания"><text:span text:style-name="T17">- <text:s/>$eng_facility_130$.</text:span></text:span></text:p>
      <text:p text:style-name="P7"/>
      <text:p text:style-name="P33">Calibration data</text:p>
      <text:p text:style-name="P11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26"><text:bookmark text:name="_GoBack"/><text:span text:style-name="T21">$type S/N</text:span><text:span text:style-name="T2">:</text:span><text:span text:style-name="T20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26"><text:span text:style-name="T6">Conventionally true value of the dose rate from </text:span><text:span text:style-name="T9">137</text:span><text:span text:style-name="T23">Cs</text:span><text:span text:style-name="T6"> radionuclide, </text:span><text:bookmark text:name="_GoBack1"/><draw:frame draw:style-name="fr2" draw:name="Объект1" text:anchor-type="as-char" svg:y="-0.172in" svg:width="0.622in" style:rel-width="scale" svg:height="0.2335in" style:rel-height="scale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27">Calibration data,</text:p>
            <text:p text:style-name="P23"><draw:frame draw:style-name="fr2" draw:name="Объект3" text:anchor-type="as-char" svg:y="-0.1752in" svg:width="0.5909in" style:rel-width="scale" svg:height="0.2354in" style:rel-height="scale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8"><text:span text:style-name="T6">0.07</text:span> µSv/h</text:p>
          </table:table-cell>
          <table:table-cell table:style-name="t1.B3" office:value-type="string">
            <text:p text:style-name="P9">$1-00 µSv/h</text:p>
          </table:table-cell>
        </table:table-row>
        <table:table-row table:style-name="t1.1">
          <table:table-cell table:style-name="t1.A3" office:value-type="string">
            <text:p text:style-name="P8">0.7 µSv/h</text:p>
          </table:table-cell>
          <table:table-cell table:style-name="t1.B3" office:value-type="string">
            <text:p text:style-name="P9">$1-01 µSv/h</text:p>
          </table:table-cell>
        </table:table-row>
        <table:table-row table:style-name="t1.1">
          <table:table-cell table:style-name="t1.A3" office:value-type="string">
            <text:p text:style-name="P8">7 µSv/h</text:p>
          </table:table-cell>
          <table:table-cell table:style-name="t1.B3" office:value-type="string">
            <text:p text:style-name="P9">$1-02 µSv/h</text:p>
          </table:table-cell>
        </table:table-row>
        <table:table-row table:style-name="t1.1">
          <table:table-cell table:style-name="t1.A3" office:value-type="string">
            <text:p text:style-name="P8">70 µSv/h</text:p>
          </table:table-cell>
          <table:table-cell table:style-name="t1.B3" office:value-type="string">
            <text:p text:style-name="P9">$1-03 <text:span text:style-name="T6">µ</text:span>Sv/h</text:p>
          </table:table-cell>
        </table:table-row>
        <table:table-row table:style-name="t1.1">
          <table:table-cell table:style-name="t1.A3" office:value-type="string">
            <text:p text:style-name="P8">0.7 mSv/h</text:p>
          </table:table-cell>
          <table:table-cell table:style-name="t1.B3" office:value-type="string">
            <text:p text:style-name="P9">$1-04 <text:span text:style-name="T6">m</text:span>Sv/h</text:p>
          </table:table-cell>
        </table:table-row>
        <table:table-row table:style-name="t1.1">
          <table:table-cell table:style-name="t1.A3" office:value-type="string">
            <text:p text:style-name="P8">7.0 mSv/h</text:p>
          </table:table-cell>
          <table:table-cell table:style-name="t1.B3" office:value-type="string">
            <text:p text:style-name="P9">$1-05 <text:span text:style-name="T6">m</text:span>Sv/h</text:p>
          </table:table-cell>
        </table:table-row>
        <table:table-row table:style-name="t1.1">
          <table:table-cell table:style-name="t1.A3" office:value-type="string">
            <text:p text:style-name="P8">70 mSv/h</text:p>
          </table:table-cell>
          <table:table-cell table:style-name="t1.B3" office:value-type="string">
            <text:p text:style-name="P9">$1-06 <text:span text:style-name="T6">m</text:span>Sv/h</text:p>
          </table:table-cell>
        </table:table-row>
        <table:table-row table:style-name="t1.1">
          <table:table-cell table:style-name="t1.A3" office:value-type="string">
            <text:p text:style-name="P8"><text:span text:style-name="T12">0.7</text:span> Sv/h</text:p>
          </table:table-cell>
          <table:table-cell table:style-name="t1.B3" office:value-type="string">
            <text:p text:style-name="P9">$1-07 Sv/h</text:p>
          </table:table-cell>
        </table:table-row>
        <table:table-row table:style-name="t1.1">
          <table:table-cell table:style-name="t1.A11" office:value-type="string">
            <text:p text:style-name="P8">7 Sv/h</text:p>
          </table:table-cell>
          <table:table-cell table:style-name="t1.B11" office:value-type="string">
            <text:p text:style-name="P9">$1-0<text:span text:style-name="T6">8</text:span> Sv/h</text:p>
          </table:table-cell>
        </table:table-row>
      </table:table>
      <text:p text:style-name="P25"/>
      <text:p text:style-name="P13"><text:span text:style-name="T26">$eng_certificate_text$.</text:span> 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15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5">(signature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7T17:11:32.95</dc:date>
    <meta:print-date>2026-02-20T11:24:37.33</meta:print-date>
    <meta:editing-cycles>184</meta:editing-cycles>
    <meta:editing-duration>PT15H12M5S</meta:editing-duration>
    <meta:generator>OpenOffice/4.1.6$Win32 OpenOffice.org_project/416m1$Build-9790</meta:generator>
    <meta:document-statistic meta:table-count="3" meta:image-count="1" meta:object-count="2" meta:page-count="1" meta:paragraph-count="53" meta:word-count="119" meta:character-count="879"/>
  </office:meta>
</office:document-meta>
</file>

<file path=Object 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i</mn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i} rsup {"*"} (10)</annotation>
  </semantics>
</math>
</file>

<file path=Object 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